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rrectResultSizeDataAccessException.getExpect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rrectResultSizeDataAccessException.IncorrectResultSizeDataAccessException( String msg , int expecte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orrectResultSizeDataAccessException.IncorrectResultSizeDataAccessException( int expectedSize , int actu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orrectResultSizeDataAccessException.IncorrectResultSizeDataAccessException( String msg , int expectedSize , int actualSiz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orrectResultSizeDataAccessException.IncorrectResultSizeDataAccessException( String msg , int expectedSiz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orrectResultSizeDataAccessException.IncorrectResultSizeDataAccessException( int expecte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orrectResultSizeDataAccessException.IncorrectResultSizeDataAccessException( String msg , int expectedSize , int actu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orrectResultSizeDataAccessException.getActu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